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99174" officeooo:paragraph-rsid="00199174" style:font-weight-asian="bold" style:font-weight-complex="bold"/>
    </style:style>
    <style:style style:name="P2" style:family="paragraph" style:parent-style-name="Standard">
      <style:text-properties style:font-name="Arial" fo:language="en" fo:country="US" fo:font-weight="bold" officeooo:rsid="00299897" officeooo:paragraph-rsid="00299897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299897" officeooo:paragraph-rsid="00521669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405a87" officeooo:paragraph-rsid="00405a87" style:font-weight-asian="bold" style:font-weight-complex="bold"/>
    </style:style>
    <style:style style:name="P5" style:family="paragraph" style:parent-style-name="Standard">
      <style:text-properties style:font-name="Arial" fo:language="en" fo:country="US" officeooo:rsid="00199174" officeooo:paragraph-rsid="00199174"/>
    </style:style>
    <style:style style:name="P6" style:family="paragraph" style:parent-style-name="Standard">
      <style:text-properties style:font-name="Arial" fo:language="en" fo:country="US" officeooo:rsid="00299897" officeooo:paragraph-rsid="00299897"/>
    </style:style>
    <style:style style:name="P7" style:family="paragraph" style:parent-style-name="Standard">
      <style:text-properties style:font-name="Arial" fo:language="en" fo:country="US" officeooo:rsid="00299897" officeooo:paragraph-rsid="00521669"/>
    </style:style>
    <style:style style:name="P8" style:family="paragraph" style:parent-style-name="Standard">
      <style:text-properties style:font-name="Arial" fo:language="en" fo:country="US" officeooo:rsid="002b5184" officeooo:paragraph-rsid="002b5184"/>
    </style:style>
    <style:style style:name="P9" style:family="paragraph" style:parent-style-name="Standard">
      <style:paragraph-properties>
        <style:tab-stops/>
      </style:paragraph-properties>
      <style:text-properties style:font-name="Arial" fo:language="en" fo:country="US" officeooo:rsid="002b5184" officeooo:paragraph-rsid="002b5184"/>
    </style:style>
    <style:style style:name="P10" style:family="paragraph" style:parent-style-name="Standard">
      <style:text-properties style:font-name="Arial" fo:language="en" fo:country="US" officeooo:rsid="002cf3ed" officeooo:paragraph-rsid="002cf3ed"/>
    </style:style>
    <style:style style:name="P11" style:family="paragraph" style:parent-style-name="Standard">
      <style:text-properties style:font-name="Arial" fo:language="en" fo:country="US" officeooo:rsid="002ea712" officeooo:paragraph-rsid="002ea712"/>
    </style:style>
    <style:style style:name="P12" style:family="paragraph" style:parent-style-name="Standard">
      <style:text-properties style:font-name="Arial" fo:language="en" fo:country="US" officeooo:rsid="002fd57d" officeooo:paragraph-rsid="002fd57d"/>
    </style:style>
    <style:style style:name="P13" style:family="paragraph" style:parent-style-name="Standard">
      <style:text-properties style:font-name="Arial" fo:language="en" fo:country="US" officeooo:rsid="00315fe4" officeooo:paragraph-rsid="00315fe4"/>
    </style:style>
    <style:style style:name="P14" style:family="paragraph" style:parent-style-name="Standard">
      <style:text-properties style:font-name="Arial" fo:language="en" fo:country="US" officeooo:rsid="003297c1" officeooo:paragraph-rsid="003297c1"/>
    </style:style>
    <style:style style:name="P15" style:family="paragraph" style:parent-style-name="Standard">
      <style:text-properties style:font-name="Arial" fo:language="en" fo:country="US" officeooo:rsid="002cf3ed" officeooo:paragraph-rsid="002cf3ed" fo:background-color="#ffff00"/>
    </style:style>
    <style:style style:name="P16" style:family="paragraph" style:parent-style-name="Standard">
      <style:text-properties style:font-name="Arial" fo:language="en" fo:country="US" officeooo:rsid="002ea712" officeooo:paragraph-rsid="002ea712" fo:background-color="#ffff00"/>
    </style:style>
    <style:style style:name="P17" style:family="paragraph" style:parent-style-name="Standard">
      <style:text-properties style:font-name="Arial" fo:language="en" fo:country="US" officeooo:rsid="00405a87" officeooo:paragraph-rsid="00405a87"/>
    </style:style>
    <style:style style:name="P18" style:family="paragraph" style:parent-style-name="Standard">
      <style:text-properties style:font-name="Arial" fo:language="en" fo:country="US" officeooo:rsid="0041a83e" officeooo:paragraph-rsid="0041a83e"/>
    </style:style>
    <style:style style:name="P19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199174" officeooo:paragraph-rsid="00199174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fo:language="en" fo:country="US" officeooo:rsid="002739a1" officeooo:paragraph-rsid="002739a1" style:font-size-asian="9pt" style:font-size-complex="9pt"/>
    </style:style>
    <style:style style:name="P21" style:family="paragraph" style:parent-style-name="Standard">
      <style:paragraph-properties fo:break-before="page"/>
      <style:text-properties style:font-name="Arial" fo:language="en" fo:country="US" fo:font-weight="bold" officeooo:rsid="002cf3ed" officeooo:paragraph-rsid="002cf3ed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Arial" fo:language="en" fo:country="US" fo:font-weight="bold" officeooo:rsid="00315fe4" officeooo:paragraph-rsid="00315fe4" style:font-weight-asian="bold" style:font-weight-complex="bold"/>
    </style:style>
    <style:style style:name="P23" style:family="paragraph" style:parent-style-name="Standard">
      <style:text-properties style:font-name="Arial" fo:language="en" fo:country="US" officeooo:rsid="00299897" officeooo:paragraph-rsid="00557f0e"/>
    </style:style>
    <style:style style:name="P24" style:family="paragraph" style:parent-style-name="Standard">
      <style:text-properties style:font-name="Arial" fo:language="en" fo:country="US" officeooo:rsid="003e03dc" officeooo:paragraph-rsid="003e03dc"/>
    </style:style>
    <style:style style:name="P25" style:family="paragraph" style:parent-style-name="Standard">
      <style:text-properties style:font-name="Arial" fo:language="en" fo:country="US" officeooo:rsid="00199174" officeooo:paragraph-rsid="00199174"/>
    </style:style>
    <style:style style:name="P26" style:family="paragraph" style:parent-style-name="Standard">
      <style:text-properties style:font-name="Arial" fo:language="en" fo:country="US" fo:font-weight="bold" officeooo:rsid="00199174" officeooo:paragraph-rsid="00199174" style:font-weight-asian="bold" style:font-weight-complex="bold"/>
    </style:style>
    <style:style style:name="P27" style:family="paragraph" style:parent-style-name="Standard">
      <style:text-properties style:font-name="Arial" fo:language="en" fo:country="US" officeooo:rsid="00557f0e" officeooo:paragraph-rsid="00557f0e"/>
    </style:style>
    <style:style style:name="P28" style:family="paragraph" style:parent-style-name="Standard">
      <style:text-properties style:font-name="Arial" fo:language="en" fo:country="US" officeooo:rsid="002cf3ed" officeooo:paragraph-rsid="005745eb" fo:background-color="#ffff00"/>
    </style:style>
    <style:style style:name="P29" style:family="paragraph" style:parent-style-name="Standard">
      <style:text-properties style:font-name="Arial" fo:language="en" fo:country="US" officeooo:rsid="002ea712" officeooo:paragraph-rsid="005745eb"/>
    </style:style>
    <style:style style:name="P30" style:family="paragraph" style:parent-style-name="Standard">
      <style:text-properties style:font-name="Arial" fo:language="en" fo:country="US" officeooo:rsid="0058fbd0" officeooo:paragraph-rsid="0058fbd0"/>
    </style:style>
    <style:style style:name="P31" style:family="paragraph" style:parent-style-name="Standard">
      <style:text-properties style:font-name="Arial" fo:language="en" fo:country="US" officeooo:rsid="00315fe4" officeooo:paragraph-rsid="00315fe4"/>
    </style:style>
    <style:style style:name="P32" style:family="paragraph" style:parent-style-name="Standard">
      <style:text-properties style:font-name="Arial" fo:language="en" fo:country="US" officeooo:rsid="0059a8ba" officeooo:paragraph-rsid="0059a8ba"/>
    </style:style>
    <style:style style:name="P33" style:family="paragraph" style:parent-style-name="Standard">
      <style:text-properties style:font-name="Arial" fo:language="en" fo:country="US" officeooo:rsid="005b0702" officeooo:paragraph-rsid="005b0702"/>
    </style:style>
    <style:style style:name="P34" style:family="paragraph" style:parent-style-name="Standard">
      <style:text-properties style:font-name="Arial" fo:font-weight="bold" officeooo:rsid="0032f33e" officeooo:paragraph-rsid="0048f605" style:font-weight-asian="bold" style:font-weight-complex="bold"/>
    </style:style>
    <style:style style:name="P35" style:family="paragraph" style:parent-style-name="Standard">
      <style:text-properties style:font-name="Arial" officeooo:rsid="0032f33e" officeooo:paragraph-rsid="0048f605"/>
    </style:style>
    <style:style style:name="P36" style:family="paragraph" style:parent-style-name="Standard">
      <style:text-properties style:font-name="Arial" officeooo:rsid="0032f33e" officeooo:paragraph-rsid="00405a87"/>
    </style:style>
    <style:style style:name="P37" style:family="paragraph" style:parent-style-name="Standard">
      <style:text-properties officeooo:paragraph-rsid="00315fe4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text-align="end" style:writing-mode="lr-tb"/>
    </style:style>
    <style:style style:name="P4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officeooo:rsid="002739a1"/>
    </style:style>
    <style:style style:name="T2" style:family="text">
      <style:text-properties officeooo:rsid="002abb59"/>
    </style:style>
    <style:style style:name="T3" style:family="text">
      <style:text-properties officeooo:rsid="002fd57d"/>
    </style:style>
    <style:style style:name="T4" style:family="text">
      <style:text-properties officeooo:rsid="00315fe4"/>
    </style:style>
    <style:style style:name="T5" style:family="text">
      <style:text-properties officeooo:rsid="003e03dc"/>
    </style:style>
    <style:style style:name="T6" style:family="text">
      <style:text-properties officeooo:rsid="003f3a9e"/>
    </style:style>
    <style:style style:name="T7" style:family="text">
      <style:text-properties officeooo:rsid="0043240c"/>
    </style:style>
    <style:style style:name="T8" style:family="text">
      <style:text-properties officeooo:rsid="00456fd5"/>
    </style:style>
    <style:style style:name="T9" style:family="text">
      <style:text-properties officeooo:rsid="0048d1d8"/>
    </style:style>
    <style:style style:name="T10" style:family="text">
      <style:text-properties officeooo:rsid="004b2549"/>
    </style:style>
    <style:style style:name="T11" style:family="text">
      <style:text-properties officeooo:rsid="004e6278"/>
    </style:style>
    <style:style style:name="T12" style:family="text">
      <style:text-properties officeooo:rsid="00521669"/>
    </style:style>
    <style:style style:name="T13" style:family="text">
      <style:text-properties officeooo:rsid="0053a621"/>
    </style:style>
    <style:style style:name="T14" style:family="text">
      <style:text-properties officeooo:rsid="00557f0e"/>
    </style:style>
    <style:style style:name="T15" style:family="text">
      <style:text-properties style:font-name="Arial" fo:language="en" fo:country="US" officeooo:rsid="00315fe4"/>
    </style:style>
    <style:style style:name="T16" style:family="text">
      <style:text-properties style:font-name="Arial" fo:language="en" fo:country="US" officeooo:rsid="0058fbd0"/>
    </style:style>
    <style:style style:name="T17" style:family="text">
      <style:text-properties style:font-name="Arial" fo:language="en" fo:country="US" officeooo:rsid="0059a8ba"/>
    </style:style>
    <style:style style:name="T18" style:family="text">
      <style:text-properties officeooo:rsid="005745eb"/>
    </style:style>
    <style:style style:name="T19" style:family="text">
      <style:text-properties officeooo:rsid="005745eb" fo:background-color="#ffffff" loext:char-shading-value="0"/>
    </style:style>
    <style:style style:name="T20" style:family="text">
      <style:text-properties officeooo:rsid="002cf3ed" fo:background-color="#ffffff" loext:char-shading-value="0"/>
    </style:style>
    <style:style style:name="T21" style:family="text">
      <style:text-properties fo:background-color="#ffffff" loext:char-shading-value="0"/>
    </style:style>
    <style:style style:name="T22" style:family="text">
      <style:text-properties officeooo:rsid="0058fbd0"/>
    </style:style>
    <style:style style:name="T23" style:family="text">
      <style:text-properties officeooo:rsid="0059a8ba"/>
    </style:style>
    <style:style style:name="T24" style:family="text">
      <style:text-properties officeooo:rsid="005b0702"/>
    </style:style>
    <style:style style:name="T25" style:family="text">
      <style:text-properties fo:font-size="10pt" fo:language="en" fo:country="US" style:font-size-asian="10pt" style:font-size-complex="10pt"/>
    </style:style>
    <style:style style:name="T26" style:family="text">
      <style:text-properties fo:font-size="8pt" style:font-size-asian="8pt" style:font-size-complex="8pt"/>
    </style:style>
    <style:style style:name="gr1" style:family="graphic">
      <style:graphic-properties svg:stroke-width="0.025cm" svg:stroke-color="#000000" draw:marker-start-width="0.418cm" draw:marker-end-width="0.418cm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3.662cm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5.784cm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2020 Fall </text:span>CPSC 240</text:p>
      <text:p text:style-name="P1">Assignment <text:span text:style-name="T13">4</text:span>: <text:span text:style-name="T5">Circumference of Circle</text:span></text:p>
      <text:p text:style-name="P20"/>
      <text:p text:style-name="P5"/>
      <text:p text:style-name="P5"/>
      <text:p text:style-name="P3">P<text:span text:style-name="T12">rolog</text:span></text:p>
      <text:p text:style-name="P6"/>
      <text:p text:style-name="P7">W<text:span text:style-name="T12">e start exploring floating point number by re-visiting the old circumference problem. <text:s text:c="2"/>This time we don’t use the Ebyptian method but we the modern formula for the circumference of a circle of a given radius r.</text:span></text:p>
      <text:p text:style-name="P5"/>
      <text:p text:style-name="P5"/>
      <text:p text:style-name="P2">General statement</text:p>
      <text:p text:style-name="P6"/>
      <text:p text:style-name="P23">Make a program that will accept as input a <text:span text:style-name="T14">quadword float number </text:span>representing the radius of a circle. <text:s/>Compute the area of the circle with that radius. <text:s/><text:span text:style-name="T14">The modern equation for the circumference is <text:s/>c = 2 x </text:span>π <text:span text:style-name="T14">x r. <text:s/>Use the modern value for </text:span>π; <text:span text:style-name="T14">you’ll have to look it up online. <text:s text:c="2"/>That means you need to use the IEEE754 value for </text:span>π.</text:p>
      <text:p text:style-name="P5"/>
      <text:p text:style-name="P5"/>
      <text:p text:style-name="P26">M<text:span text:style-name="T2">odular structure of the program</text:span></text:p>
      <text:p text:style-name="P5"/>
      <text:p text:style-name="P24"><draw:custom-shape text:anchor-type="paragraph" draw:z-index="0" draw:name="Forma2" draw:style-name="gr3" draw:text-style-name="P41" svg:width="5.802cm" svg:height="1.874cm" svg:x="2.967cm" svg:y="0.485cm"><text:p text:style-name="P39"/><text:p text:style-name="P39"/><text:p text:style-name="P39">circumference.c</text:p><text:p text:style-name="P40"><text:span text:style-name="T26"/></text:p><text:p text:style-name="P40"><text:span text:style-name="T26">C language</text:span></text:p><text:p text:style-name="P40"><text:span text:style-name="T26"/></text:p><draw:enhanced-geometry svg:viewBox="0 0 21600 21600" draw:type="rectangle" draw:enhanced-path="M 0 0 L 21600 0 21600 21600 0 21600 0 0 Z N"/></draw:custom-shape><draw:custom-shape text:anchor-type="paragraph" draw:z-index="1" draw:name="Forma2" draw:style-name="gr3" draw:text-style-name="P41" svg:width="5.802cm" svg:height="1.874cm" svg:x="3.016cm" svg:y="3.789cm"><text:p text:style-name="P39"/><text:p text:style-name="P39">circle.asm</text:p><text:p text:style-name="P40"><text:span text:style-name="T26"/></text:p><text:p text:style-name="P40"><text:span text:style-name="T26">X86 language</text:span></text:p><text:p text:style-name="P40"><text:span text:style-name="T26"/></text:p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41" svg:width="3.68cm" svg:height="1.874cm" svg:x="12.072cm" svg:y="2.297cm"><text:p text:style-name="P39"/><text:p text:style-name="P39">run.sh</text:p><text:p text:style-name="P40"><text:span text:style-name="T26"/></text:p><text:p text:style-name="P40"><text:span text:style-name="T26">Bash script</text:span></text:p><text:p text:style-name="P40"><text:span text:style-name="T26"/></text:p><draw:enhanced-geometry svg:viewBox="0 0 21600 21600" draw:type="rectangle" draw:enhanced-path="M 0 0 L 21600 0 21600 21600 0 21600 0 0 Z N"/></draw:custom-shape><draw:line text:anchor-type="paragraph" draw:z-index="3" draw:name="Forma3" draw:style-name="gr1" draw:text-style-name="P38" svg:x1="5.893cm" svg:y1="2.358cm" svg:x2="5.909cm" svg:y2="3.789cm"><text:p/></draw:line></text:p>
      <text:p text:style-name="P5"/>
      <text:p text:style-name="P5"/>
      <text:p text:style-name="P8"/>
      <text:p text:style-name="P5"/>
      <text:p text:style-name="P9"/>
      <text:p text:style-name="P5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10">The C program <text:span text:style-name="T14">circumference</text:span> calls the X86 program (<text:span text:style-name="T5">circle</text:span>), but main does not pass any data to <text:span text:style-name="T5">circle</text:span>. <text:s/>“main” calls “<text:span text:style-name="T5">circle</text:span>”. However, near the end of the execution, “<text:span text:style-name="T5">circle</text:span>” sends the <text:span text:style-name="T14">computed value for circumference back to the driver, which out puts that value in IEEE754 format.</text:span></text:p>
      <text:p text:style-name="P10"/>
      <text:p text:style-name="P27">Your output will me mathematically correct to 19 decimal places.</text:p>
      <text:p text:style-name="P21">Sample run</text:p>
      <text:p text:style-name="P10"/>
      <text:p text:style-name="P10">Welcome to your friendly <text:span text:style-name="T5">circle circumference</text:span> calculator.</text:p>
      <text:p text:style-name="P10">The main program will now call the <text:span text:style-name="T5">circle</text:span> function.</text:p>
      <text:p text:style-name="P15">This <text:span text:style-name="T5">circle</text:span> function is brought to you by William <text:span text:style-name="T18">Bendix.</text:span></text:p>
      <text:p text:style-name="P15">Please enter the radius of a circle <text:span text:style-name="T18">as a floating point number: 2.75349664</text:span></text:p>
      <text:p text:style-name="P28">The number <text:span text:style-name="T18">2.75349664 was received.</text:span></text:p>
      <text:p text:style-name="P15">The <text:span text:style-name="T5">circumference</text:span> of a circle with this radius is 17.300729631816359<text:span text:style-name="T11"> meters.</text:span></text:p>
      <text:p text:style-name="P16">The <text:span text:style-name="T18">circumference</text:span> will be returned to the main program. <text:s/>Please enjoy your circles.</text:p>
      <text:p text:style-name="P29">The main received this <text:span text:style-name="T18">nu</text:span><text:span text:style-name="T19">mber</text:span><text:span text:style-name="T21">: <text:s/></text:span><text:span text:style-name="T20">17.300729631816359 </text:span><text:span text:style-name="T19">= 0x0x40314cfc9dfd96e2</text:span></text:p>
      <text:p text:style-name="P11">Have a nice day. <text:s/><text:span text:style-name="T3">Main will now return 0 to the operating system.</text:span></text:p>
      <text:p text:style-name="P5"/>
      <text:p text:style-name="P5"/>
      <text:p text:style-name="P5"/>
      <text:p text:style-name="P5"/>
      <text:p text:style-name="P5"/>
      <text:p text:style-name="P12">The text <text:span text:style-name="T6">with yellow background</text:span> is produced by the X86 function. <text:s/>The text outside the <text:span text:style-name="T6">yellow area</text:span> is produced by the main function. <text:s/>Often we refer to the main function as the “driver function”. <text:s/>The driver function is not involved with the solution of the application problem, other than to simpl<text:span text:style-name="T4">y </text:span>call the function that <text:span text:style-name="T6">does </text:span>solve the problem.</text:p>
      <text:p text:style-name="P12"/>
      <text:p text:style-name="P12">When you create this program, replace the fake name shown above with your real name.</text:p>
      <text:p text:style-name="P12"/>
      <text:p text:style-name="P12">The file named run.sh is written in bash script language. <text:s/>Its only purpose is to rapidly compile the two source files and run the program.</text:p>
      <text:p text:style-name="P5"/>
      <text:p text:style-name="P12">The word “program” refers to the collection of all 3 files. <text:s/>Each of the individual files within the program may be called a “module” or a “function”.</text:p>
      <text:p text:style-name="P5"/>
      <text:p text:style-name="P30">The program (group of files) has a descriptive name.</text:p>
      <text:p text:style-name="P22">What to do when you are done</text:p>
      <text:p text:style-name="P13"/>
      <text:p text:style-name="P13">Test the program with small integer inputs such as 3.<text:span text:style-name="T22">0, 4.5, 8000.0, <text:s/>-43.5, <text:s/>0.0035</text:span></text:p>
      <text:p text:style-name="P13"/>
      <text:p text:style-name="P37"><text:span text:style-name="T15">Try to break the program: try entering s</text:span><text:span text:style-name="T16">ome unusual floats.</text:span></text:p>
      <text:p text:style-name="P37"><text:span text:style-name="T16"/></text:p>
      <text:p text:style-name="P37"><text:span text:style-name="T16"><text:tab/>3.7<text:tab/>//</text:span><text:span text:style-name="T17">Repeating IEEE hex number</text:span></text:p>
      <text:p text:style-name="P37"><text:span text:style-name="T17"/></text:p>
      <text:p text:style-name="P37"><text:span text:style-name="T17"><text:tab/>0.9<text:tab/>//Ditto</text:span></text:p>
      <text:p text:style-name="P37"><text:span text:style-name="T17"/></text:p>
      <text:p text:style-name="P37"><text:span text:style-name="T16"><text:tab/></text:span><text:span text:style-name="T17">775 000 000 000 000 000 000.1</text:span></text:p>
      <text:p text:style-name="P13"/>
      <text:p text:style-name="P13"><text:tab/><text:span text:style-name="T23">4 000 000 000 . 000 000 000 73</text:span></text:p>
      <text:p text:style-name="P13"/>
      <text:p text:style-name="P33">When you send it me I will try to break it with extreme inputs.</text:p>
      <text:p text:style-name="P13"/>
      <text:p text:style-name="P13"/>
      <text:p text:style-name="P13"/>
      <text:p text:style-name="P13"/>
      <text:p text:style-name="P4">This is <text:span text:style-name="T23">extra credit assignment #4 out of 6.</text:span></text:p>
      <text:p text:style-name="P17"/>
      <text:p text:style-name="P17">This is an extra credit assignment. <text:s/>The grading system was explained in the first or second class meeting of this semester.</text:p>
      <text:p text:style-name="P13"/>
      <text:p text:style-name="P32">When the program is functionally correct then make it a professional program.</text:p>
      <text:p text:style-name="P32"/>
      <text:p text:style-name="P32">Send all the files (3 of them) to me at the usual place: <text:s/>holliday@fullerton.edu</text:p>
      <text:p text:style-name="P14"/>
      <text:p text:style-name="P32">Last day for credit: <text:span text:style-name="T24">November 14</text:span></text:p>
      <text:p text:style-name="P32"/>
      <text:p text:style-name="P32"/>
      <text:p text:style-name="P33">Assignment 5: last day for credit November 28</text:p>
      <text:p text:style-name="P33"/>
      <text:p text:style-name="P33"/>
      <text:p text:style-name="P33">Assignment 6: last day for credit December 7 [Monday]</text:p>
      <text:p text:style-name="P36"><text:span text:style-name="T25"/></text:p>
      <text:p text:style-name="P36"><text:span text:style-name="T25"/></text:p>
      <text:p text:style-name="P36"><text:span text:style-name="T2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6T10:59:51.505078197</meta:creation-date>
    <dc:date>2020-10-27T22:33:23.597349591</dc:date>
    <meta:editing-duration>PT3H28M59S</meta:editing-duration>
    <meta:editing-cycles>37</meta:editing-cycles>
    <meta:generator>LibreOffice/6.3.5.2$Linux_X86_64 LibreOffice_project/30$Build-2</meta:generator>
    <meta:print-date>2020-01-22T14:13:06.437068234</meta:print-date>
    <meta:document-statistic meta:table-count="0" meta:image-count="0" meta:object-count="0" meta:page-count="3" meta:paragraph-count="39" meta:word-count="548" meta:character-count="3145" meta:non-whitespace-character-count="2611"/>
  </office:meta>
</office:document-meta>
</file>